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0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26cm" fo:min-width="0cm" loext:decorative="false"/>
    </style:style>
    <style:style style:name="gr4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49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8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3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loext:decorative="false"/>
    </style:style>
    <style:style style:name="gr15" style:family="graphic" style:parent-style-name="objectwithoutfill">
      <style:graphic-properties svg:stroke-color="#000000" draw:marker-end="Arrowheads_20_30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36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37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38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39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Arrowheads_20_42" draw:marker-end-width="0.3cm" draw:fill="none" draw:textarea-vertical-align="middle" loext:decorative="false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0.309cm" loext:decorative="false"/>
    </style:style>
    <style:style style:name="gr27" style:family="graphic" style:parent-style-name="objectwithoutfill">
      <style:graphic-properties svg:stroke-color="#000000" draw:marker-end="Arrowheads_20_43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Arrowheads_20_46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4.656cm" fo:min-width="39.046cm" loext:decorative="fals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3.34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5.809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fill="none" draw:textarea-vertical-align="middle" loext:decorative="false"/>
    </style:style>
    <style:style style:name="gr34" style:family="graphic" style:parent-style-name="standard">
      <style:graphic-properties svg:stroke-color="#000000" draw:textarea-vertical-align="middle" loext:decorative="fals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3.353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4.537cm" style:writing-mode="lr-tb" loext:decorative="false"/>
      <style:paragraph-properties style:writing-mode="lr-tb"/>
    </style:style>
    <style:style style:name="gr37" style:family="graphic" style:parent-style-name="standard">
      <style:graphic-properties draw:stroke="dash" draw:stroke-dash="Grob_20_gestrichelt" svg:stroke-color="#000000" draw:fill-color="#ffffff" draw:textarea-horizontal-align="justify" draw:textarea-vertical-align="middle" draw:auto-grow-height="false" fo:min-height="0.567cm" fo:min-width="4.034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 fo:wrap-option="wrap" loext:decorative="false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005cm" fo:min-width="9.55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cm" fo:min-width="9.55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marker-end="Rounded_20_short_20_Arrow" draw:marker-end-width="0.4cm" draw:textarea-vertical-align="middle" loext:decorative="false"/>
    </style:style>
    <style:style style:name="P1" style:family="paragraph">
      <style:paragraph-properties fo:text-align="center" style:writing-mode="lr-tb"/>
      <style:text-properties style:font-name="Fira Code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Fira Code"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onstantia" fo:font-size="15pt" style:font-name-asian="Crimson Pro"/>
    </style:style>
    <style:style style:name="P7" style:family="paragraph">
      <loext:graphic-properties draw:fill-color="#ffffff"/>
      <style:paragraph-properties fo:text-align="center" style:writing-mode="lr-tb"/>
      <style:text-properties style:font-name="Constantia" fo:font-size="15pt" style:font-name-asian="Crimson Pro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onstantia" fo:font-size="12pt" style:font-name-asian="Crimson Pro"/>
    </style:style>
    <style:style style:name="P10" style:family="paragraph">
      <loext:graphic-properties draw:fill-color="#ffffff"/>
      <style:paragraph-properties fo:text-align="center" style:writing-mode="lr-tb"/>
      <style:text-properties style:font-name="Constantia" fo:font-size="12pt" style:font-name-asian="Crimson Pro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Constantia" fo:font-size="15pt" style:font-name-asian="Crimson Pro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tantia" fo:font-size="15pt" style:font-name-asian="Crimson Pro"/>
    </style:style>
    <style:style style:name="T1" style:family="text">
      <style:text-properties style:font-name="Fira Code" fo:font-size="12pt" style:font-size-asian="12pt" style:font-size-complex="12pt"/>
    </style:style>
    <style:style style:name="T2" style:family="text">
      <style:text-properties style:font-name="Constantia" fo:font-size="15pt" style:font-name-asian="Crimson Pro"/>
    </style:style>
    <style:style style:name="T3" style:family="text">
      <style:text-properties style:font-name="Constantia" fo:font-size="12pt" style:font-name-asian="Crimson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3cm" svg:height="1.27cm" svg:x="2.32cm" svg:y="9.89cm">
          <text:p text:style-name="P1"><text:span text:style-name="T1">Signature</text:span></text:p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001cm" svg:height="0.001cm" svg:x="1.802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75cm" svg:height="0.75cm" svg:x="6.344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85cm" svg:y1="10.525cm" svg:x2="6.344cm" svg:y2="10.525cm" draw:start-shape="id1" draw:start-glue-point="1" draw:end-shape="id2" draw:end-glue-point="5" svg:d="M4850 10525h1494" svg:viewBox="0 0 1495 1">
          <text:p/>
        </draw:connector>
        <draw:custom-shape draw:style-name="gr5" draw:text-style-name="P2" xml:id="id3" draw:id="id3" draw:layer="layout" svg:width="2.538cm" svg:height="1.27cm" svg:x="8.621cm" svg:y="8.591cm">
          <text:p text:style-name="P1"><text:span text:style-name="T1">web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2.537cm" svg:height="1.27cm" svg:x="8.622cm" svg:y="11.192cm">
          <text:p text:style-name="P1"><text:span text:style-name="T1">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.719cm" svg:y1="10.15cm" svg:x2="8.621cm" svg:y2="9.226cm" draw:start-shape="id2" draw:start-glue-point="4" draw:end-shape="id3" draw:end-glue-point="3" svg:d="M6719 10150v-924h1902" svg:viewBox="0 0 1903 925">
          <text:p/>
        </draw:connector>
        <draw:connector draw:style-name="gr8" draw:text-style-name="P5" draw:layer="layout" svg:x1="6.719cm" svg:y1="10.9cm" svg:x2="8.622cm" svg:y2="11.827cm" draw:start-shape="id2" draw:start-glue-point="6" draw:end-shape="id4" draw:end-glue-point="3" svg:d="M6719 10900v927h1903" svg:viewBox="0 0 1904 928">
          <text:p/>
        </draw:connector>
        <draw:connector draw:style-name="gr9" draw:text-style-name="P5" draw:layer="layout" svg:x1="11.159cm" svg:y1="9.226cm" svg:x2="12.772cm" svg:y2="10.528cm" draw:start-shape="id3" draw:start-glue-point="1" draw:end-shape="id5" draw:end-glue-point="6" svg:d="M11159 9226h807v1302h806" svg:viewBox="0 0 1614 1303">
          <text:p/>
        </draw:connector>
        <draw:custom-shape draw:style-name="gr10" draw:text-style-name="P2" xml:id="id6" draw:id="id6" draw:layer="layout" svg:width="2.573cm" svg:height="1.27cm" svg:x="15.022cm" svg:y="9.892cm">
          <text:p text:style-name="P1"><text:span text:style-name="T1">ty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" draw:id="id8" draw:layer="layout" svg:width="2.509cm" svg:height="1.27cm" svg:x="21.323cm" svg:y="9.893cm">
          <text:p text:style-name="P1"><text:span text:style-name="T1">k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" draw:id="id10" draw:layer="layout" svg:width="2.463cm" svg:height="1.27cm" svg:x="27.681cm" svg:y="9.894cm">
          <text:p text:style-name="P1"><text:span text:style-name="T1">pay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5" draw:id="id5" draw:layer="layout" svg:width="0.635cm" svg:height="0.635cm" svg:x="12.7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11.159cm" svg:y1="11.827cm" svg:x2="12.772cm" svg:y2="10.528cm" draw:start-shape="id4" draw:start-glue-point="1" draw:end-shape="id5" draw:end-glue-point="6" svg:d="M11159 11827h806v-1299h807" svg:viewBox="0 0 1614 1300">
          <text:p/>
        </draw:connector>
        <draw:connector draw:style-name="gr16" draw:text-style-name="P5" draw:layer="layout" svg:x1="13.407cm" svg:y1="10.528cm" svg:x2="15.022cm" svg:y2="10.527cm" draw:start-shape="id5" draw:start-glue-point="10" draw:end-shape="id6" draw:end-glue-point="3" svg:d="M13407 10528h807v-1h808" svg:viewBox="0 0 1616 2">
          <text:p/>
        </draw:connector>
        <draw:custom-shape draw:style-name="gr14" draw:text-style-name="P3" xml:id="id7" draw:id="id7" draw:layer="layout" svg:width="0.635cm" svg:height="0.635cm" svg:x="19.0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svg:x1="17.595cm" svg:y1="10.527cm" svg:x2="19.072cm" svg:y2="10.528cm" draw:start-shape="id6" draw:start-glue-point="1" draw:end-shape="id7" draw:end-glue-point="6" svg:d="M17595 10527h738v1h739" svg:viewBox="0 0 1478 2">
          <text:p/>
        </draw:connector>
        <draw:connector draw:style-name="gr18" draw:text-style-name="P5" draw:layer="layout" svg:x1="19.707cm" svg:y1="10.528cm" svg:x2="21.323cm" svg:y2="10.528cm" draw:start-shape="id7" draw:start-glue-point="10" draw:end-shape="id8" draw:end-glue-point="3" svg:d="M19707 10528h1616" svg:viewBox="0 0 1617 1">
          <text:p/>
        </draw:connector>
        <draw:connector draw:style-name="gr19" draw:text-style-name="P5" draw:layer="layout" draw:line-skew="-0.437cm" svg:x1="13.09cm" svg:y1="10.21cm" svg:x2="19.39cm" svg:y2="10.21cm" draw:start-shape="id5" draw:start-glue-point="4" draw:end-shape="id7" draw:end-glue-point="4" svg:d="M13090 10210v-939h6300v939" svg:viewBox="0 0 6301 940">
          <text:p/>
        </draw:connector>
        <draw:custom-shape draw:style-name="gr14" draw:text-style-name="P3" xml:id="id9" draw:id="id9" draw:layer="layout" svg:width="0.635cm" svg:height="0.635cm" svg:x="25.4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svg:x1="23.832cm" svg:y1="10.528cm" svg:x2="25.472cm" svg:y2="10.528cm" draw:start-shape="id8" draw:start-glue-point="1" draw:end-shape="id9" draw:end-glue-point="6" svg:d="M23832 10528h1640" svg:viewBox="0 0 1641 1">
          <text:p/>
        </draw:connector>
        <draw:connector draw:style-name="gr21" draw:text-style-name="P5" draw:layer="layout" svg:x1="26.107cm" svg:y1="10.528cm" svg:x2="27.681cm" svg:y2="10.529cm" draw:start-shape="id9" draw:start-glue-point="10" draw:end-shape="id10" draw:end-glue-point="3" svg:d="M26107 10528h787v1h787" svg:viewBox="0 0 1575 2">
          <text:p/>
        </draw:connector>
        <draw:connector draw:style-name="gr22" draw:text-style-name="P5" draw:layer="layout" draw:line-skew="0.417cm" svg:x1="19.39cm" svg:y1="10.845cm" svg:x2="25.79cm" svg:y2="10.845cm" draw:start-shape="id7" draw:start-glue-point="8" draw:end-shape="id9" draw:end-glue-point="8" svg:d="M19390 10845v918h6400v-918" svg:viewBox="0 0 6401 919">
          <text:p/>
        </draw:connector>
        <draw:custom-shape draw:style-name="gr14" draw:text-style-name="P3" xml:id="id11" draw:id="id11" draw:layer="layout" svg:width="0.635cm" svg:height="0.635cm" svg:x="3.268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3.586cm" svg:y1="8.343cm" svg:x2="3.585cm" svg:y2="9.89cm" draw:start-shape="id11" draw:start-glue-point="8" draw:end-shape="id1" draw:end-glue-point="0" svg:d="M3586 8343v774h-1v773" svg:viewBox="0 0 2 1548">
          <text:p/>
        </draw:connector>
        <draw:custom-shape draw:style-name="gr12" draw:text-style-name="P2" xml:id="id12" draw:id="id12" draw:layer="layout" svg:width="2.463cm" svg:height="1.27cm" svg:x="32.781cm" svg:y="9.895cm">
          <text:p text:style-name="P1"><text:span text:style-name="T1">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5" draw:layer="layout" svg:x1="30.144cm" svg:y1="10.529cm" svg:x2="32.781cm" svg:y2="10.53cm" draw:start-shape="id10" draw:start-glue-point="1" draw:end-shape="id12" draw:end-glue-point="3" svg:d="M30144 10529h1318v1h1319" svg:viewBox="0 0 2638 2">
          <text:p/>
        </draw:connector>
        <draw:g draw:style-name="gr25" xml:id="id13" draw:id="id13">
          <draw:custom-shape draw:style-name="gr26" draw:text-style-name="P4" draw:layer="layout" svg:width="1.143cm" svg:height="1.143cm" svg:x="33.441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35cm" svg:height="0.635cm" svg:x="33.695cm" svg:y="12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7" draw:text-style-name="P5" draw:layer="layout" svg:x1="34.012cm" svg:y1="11.165cm" svg:x2="34.012cm" svg:y2="12.526cm" draw:start-shape="id12" draw:start-glue-point="2" draw:end-shape="id13" draw:end-glue-point="0" svg:d="M34012 11165v1361" svg:viewBox="0 0 1 1362">
          <text:p/>
        </draw:connector>
        <draw:custom-shape draw:style-name="gr10" draw:text-style-name="P2" xml:id="id14" draw:id="id14" draw:layer="layout" svg:width="2.573cm" svg:height="1.27cm" svg:x="18.122cm" svg:y="12.393cm">
          <text:p text:style-name="P1"><text:span text:style-name="T1">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draw:layer="layout" svg:x1="13.09cm" svg:y1="10.845cm" svg:x2="18.122cm" svg:y2="13.028cm" draw:start-shape="id5" draw:start-glue-point="8" draw:end-shape="id14" draw:end-glue-point="3" svg:d="M13090 10845v2183h5032" svg:viewBox="0 0 5033 2184">
          <text:p/>
        </draw:connector>
        <draw:connector draw:style-name="gr29" draw:text-style-name="P5" draw:layer="layout" svg:x1="20.695cm" svg:y1="13.028cm" svg:x2="25.79cm" svg:y2="10.845cm" draw:start-shape="id14" draw:start-glue-point="1" draw:end-shape="id9" draw:end-glue-point="8" svg:d="M20695 13028h5095v-2183" svg:viewBox="0 0 5096 2184">
          <text:p/>
        </draw:connector>
      </draw:page>
      <draw:page draw:name="page2" draw:style-name="dp1" draw:master-page-name="Default">
        <draw:g draw:style-name="gr25">
          <draw:custom-shape draw:style-name="gr30" draw:text-style-name="P4" draw:layer="layout" svg:width="39.546cm" svg:height="24.906cm" svg:x="1.235cm" svg:y="2.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xml:id="id17" draw:id="id17" draw:layer="layout" svg:width="3.846cm" svg:height="1.255cm" svg:x="14.957cm" svg:y="14.805cm">
            <text:p text:style-name="P6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7" xml:id="id15" draw:id="id15" draw:layer="layout" svg:width="6.309cm" svg:height="1.255cm" svg:x="17.55cm" svg:y="17.305cm">
            <text:p text:style-name="P6"><text:span text:style-name="T2">KeyPairBuilder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7" xml:id="id18" draw:id="id18" draw:layer="layout" svg:width="6.309cm" svg:height="1.255cm" svg:x="21.35cm" svg:y="14.805cm">
            <text:p text:style-name="P6"><text:span text:style-name="T2">ParameterSpecBuilder</text:span></text:p>
            <draw:enhanced-geometry svg:viewBox="0 0 21600 21600" draw:type="rectangle" draw:enhanced-path="M 0 0 L 21600 0 21600 21600 0 21600 0 0 Z N"/>
          </draw:custom-shape>
          <draw:connector draw:style-name="gr33" draw:text-style-name="P5" draw:layer="layout" draw:type="line" svg:x1="20.704cm" svg:y1="17.305cm" svg:x2="20.72cm" svg:y2="12.773cm" draw:start-shape="id15" draw:start-glue-point="0" draw:end-shape="id16" draw:end-glue-point="2" svg:d="M20704 17305l16-4532" svg:viewBox="0 0 17 4533">
            <text:p/>
          </draw:connector>
          <draw:connector draw:style-name="gr34" draw:text-style-name="P8" draw:layer="layout" svg:x1="16.88cm" svg:y1="14.805cm" svg:x2="20.42cm" svg:y2="12.473cm" draw:start-shape="id17" draw:start-glue-point="0" draw:end-shape="id16" draw:end-glue-point="3" svg:d="M16880 14805v-2332h3540" svg:viewBox="0 0 3541 2333">
            <text:p/>
          </draw:connector>
          <draw:connector draw:style-name="gr34" draw:text-style-name="P8" draw:layer="layout" svg:x1="24.504cm" svg:y1="14.805cm" svg:x2="21.02cm" svg:y2="12.473cm" draw:start-shape="id18" draw:start-glue-point="0" draw:end-shape="id16" draw:end-glue-point="1" svg:d="M24504 14805v-2332h-3484" svg:viewBox="0 0 3485 2333">
            <text:p/>
          </draw:connector>
          <draw:custom-shape draw:style-name="gr35" draw:text-style-name="P7" xml:id="id19" draw:id="id19" draw:layer="layout" svg:width="3.853cm" svg:height="1.255cm" svg:x="2.25cm" svg:y="14.805cm">
            <text:p text:style-name="P6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7" xml:id="id21" draw:id="id21" draw:layer="layout" svg:width="5.037cm" svg:height="1.255cm" svg:x="8.65cm" svg:y="14.805cm">
            <text:p text:style-name="P6"><text:span text:style-name="T2">SecretKeyBuilder</text:span></text:p>
            <draw:enhanced-geometry svg:viewBox="0 0 21600 21600" draw:type="rectangle" draw:enhanced-path="M 0 0 L 21600 0 21600 21600 0 21600 0 0 Z N"/>
          </draw:custom-shape>
          <draw:connector draw:style-name="gr34" draw:text-style-name="P8" draw:layer="layout" svg:x1="4.176cm" svg:y1="14.805cm" svg:x2="7.721cm" svg:y2="12.474cm" draw:start-shape="id19" draw:start-glue-point="0" draw:end-shape="id20" draw:end-glue-point="3" svg:d="M4176 14805v-2331h3545" svg:viewBox="0 0 3546 2332">
            <text:p/>
          </draw:connector>
          <draw:connector draw:style-name="gr34" draw:text-style-name="P8" draw:layer="layout" svg:x1="11.168cm" svg:y1="14.805cm" svg:x2="8.321cm" svg:y2="12.474cm" draw:start-shape="id21" draw:start-glue-point="0" draw:end-shape="id20" draw:end-glue-point="1" svg:d="M11168 14805v-2331h-2847" svg:viewBox="0 0 2848 2332">
            <text:p/>
          </draw:connector>
          <draw:custom-shape draw:style-name="gr32" draw:text-style-name="P7" xml:id="id23" draw:id="id23" draw:layer="layout" svg:width="6.309cm" svg:height="1.255cm" svg:x="17.55cm" svg:y="24.972cm">
            <text:p text:style-name="P6"><text:span text:style-name="T2">JsonWebKey.Builder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4.534cm" svg:height="0.817cm" svg:x="21.537cm" svg:y="24.418cm">
            <text:p text:style-name="P6"><text:span text:style-name="T2">T extends Builder</text:span></text:p>
            <draw:enhanced-geometry svg:viewBox="0 0 21600 21600" draw:type="rectangle" draw:enhanced-path="M 0 0 L 21600 0 21600 21600 0 21600 0 0 Z N"/>
          </draw:custom-shape>
          <draw:connector draw:style-name="gr34" draw:text-style-name="P8" draw:layer="layout" draw:line-skew="-0.274cm 15.047cm" svg:x1="20.719cm" svg:y1="3.972cm" svg:x2="23.859cm" svg:y2="25.599cm" draw:start-shape="id22" draw:start-glue-point="0" draw:end-shape="id23" draw:end-glue-point="1" svg:d="M20719 3972v-775h18687v22402h-15547" svg:viewBox="0 0 18688 22403">
            <text:p/>
          </draw:connector>
          <draw:custom-shape draw:style-name="gr31" draw:text-style-name="P7" xml:id="id25" draw:id="id25" draw:layer="layout" svg:width="3.846cm" svg:height="1.255cm" svg:x="30.76cm" svg:y="14.805cm">
            <text:p text:style-name="P6"><text:span text:style-name="T2">Builder</text:span></text:p>
            <draw:enhanced-geometry svg:viewBox="0 0 21600 21600" draw:type="rectangle" draw:enhanced-path="M 0 0 L 21600 0 21600 21600 0 21600 0 0 Z N"/>
          </draw:custom-shape>
          <draw:connector draw:style-name="gr33" draw:text-style-name="P5" draw:layer="layout" draw:type="line" svg:x1="32.683cm" svg:y1="12.774cm" svg:x2="32.683cm" svg:y2="14.805cm" draw:start-shape="id24" draw:start-glue-point="2" draw:end-shape="id25" draw:end-glue-point="0" svg:d="M32683 12774v2031" svg:viewBox="0 0 1 2032">
            <text:p/>
          </draw:connector>
          <draw:g draw:style-name="gr25" xml:id="id27" draw:id="id27">
            <draw:g draw:style-name="gr25">
              <draw:custom-shape draw:style-name="gr32" draw:text-style-name="P7" draw:layer="layout" svg:width="6.309cm" svg:height="1.255cm" svg:x="17.55cm" svg:y="4.572cm">
                <text:p text:style-name="P6"><text:span text:style-name="T2">JsonWebKey</text:span></text:p>
                <draw:enhanced-geometry svg:viewBox="0 0 21600 21600" draw:type="rectangle" draw:enhanced-path="M 0 0 L 21600 0 21600 21600 0 21600 0 0 Z N"/>
              </draw:custom-shape>
              <draw:g draw:style-name="gr25" xml:id="id22" draw:id="id22">
                <draw:custom-shape draw:style-name="gr38" draw:text-style-name="P4" draw:layer="layout" svg:width="0.6cm" svg:height="0.6cm" svg:x="20.419cm" svg:y="3.9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3" draw:text-style-name="P5" draw:layer="layout" svg:x1="20.419cm" svg:y1="4.273cm" svg:x2="21.019cm" svg:y2="4.273cm">
                  <text:p/>
                </draw:line>
                <draw:line draw:style-name="gr33" draw:text-style-name="P5" draw:layer="layout" svg:x1="20.72cm" svg:y1="3.972cm" svg:x2="20.72cm" svg:y2="4.572cm">
                  <text:p/>
                </draw:line>
              </draw:g>
            </draw:g>
            <draw:custom-shape draw:style-name="gr32" draw:text-style-name="P10" draw:layer="layout" svg:width="6.309cm" svg:height="1.255cm" svg:x="17.55cm" svg:y="5.805cm">
              <text:p text:style-name="P9"><text:span text:style-name="T3">kid: String</text:span></text:p>
              <text:p text:style-name="P9"><text:span text:style-name="T3">keyType: String</text:span></text:p>
              <draw:enhanced-geometry svg:viewBox="0 0 21600 21600" draw:type="rectangle" draw:enhanced-path="M 0 0 L 21600 0 21600 21600 0 21600 0 0 Z N"/>
            </draw:custom-shape>
          </draw:g>
          <draw:g draw:style-name="gr25" xml:id="id26" draw:id="id26">
            <draw:custom-shape draw:style-name="gr32" draw:text-style-name="P7" draw:layer="layout" svg:width="6.309cm" svg:height="1.255cm" svg:x="4.85cm" svg:y="9.705cm">
              <text:p text:style-name="P6"><text:span text:style-name="T2">JsonWebSecretKey</text:span></text:p>
              <draw:enhanced-geometry svg:viewBox="0 0 21600 21600" draw:type="rectangle" draw:enhanced-path="M 0 0 L 21600 0 21600 21600 0 21600 0 0 Z N"/>
            </draw:custom-shape>
            <draw:g draw:style-name="gr25" xml:id="id20" draw:id="id20">
              <draw:custom-shape draw:style-name="gr38" draw:text-style-name="P4" draw:layer="layout" svg:width="0.6cm" svg:height="0.6cm" svg:x="7.721cm" svg:y="12.1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3" draw:text-style-name="P5" draw:layer="layout" svg:x1="7.721cm" svg:y1="12.475cm" svg:x2="8.321cm" svg:y2="12.475cm">
                <text:p/>
              </draw:line>
              <draw:line draw:style-name="gr33" draw:text-style-name="P5" draw:layer="layout" svg:x1="8.022cm" svg:y1="12.174cm" svg:x2="8.022cm" svg:y2="12.774cm">
                <text:p/>
              </draw:line>
            </draw:g>
            <draw:custom-shape draw:style-name="gr32" draw:text-style-name="P10" draw:layer="layout" svg:width="6.309cm" svg:height="1.255cm" svg:x="4.85cm" svg:y="10.905cm">
              <text:p text:style-name="P9"><text:span text:style-name="T3">secretKey: SecretKey</text:span></text:p>
              <text:p text:style-name="P9"><text:span text:style-name="T3">algorithm: String</text:span></text:p>
              <draw:enhanced-geometry svg:viewBox="0 0 21600 21600" draw:type="rectangle" draw:enhanced-path="M 0 0 L 21600 0 21600 21600 0 21600 0 0 Z N"/>
            </draw:custom-shape>
          </draw:g>
          <draw:g draw:style-name="gr25" xml:id="id28" draw:id="id28">
            <draw:custom-shape draw:style-name="gr39" draw:text-style-name="P7" draw:layer="layout" svg:width="10.054cm" svg:height="1.255cm" svg:x="15.664cm" svg:y="9.705cm">
              <text:p text:style-name="P6"><text:span text:style-name="T2">JsonWebKeyPair</text:span></text:p>
              <draw:enhanced-geometry svg:viewBox="0 0 21600 21600" draw:type="rectangle" draw:enhanced-path="M 0 0 L 21600 0 21600 21600 0 21600 0 0 Z N"/>
            </draw:custom-shape>
            <draw:g draw:style-name="gr25" xml:id="id16" draw:id="id16">
              <draw:custom-shape draw:style-name="gr38" draw:text-style-name="P4" draw:layer="layout" svg:width="0.6cm" svg:height="0.6cm" svg:x="20.42cm" svg:y="12.1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3" draw:text-style-name="P5" draw:layer="layout" svg:x1="20.42cm" svg:y1="12.474cm" svg:x2="21.02cm" svg:y2="12.474cm">
                <text:p/>
              </draw:line>
              <draw:line draw:style-name="gr33" draw:text-style-name="P5" draw:layer="layout" svg:x1="20.721cm" svg:y1="12.173cm" svg:x2="20.721cm" svg:y2="12.773cm">
                <text:p/>
              </draw:line>
            </draw:g>
            <draw:custom-shape draw:style-name="gr39" draw:text-style-name="P10" draw:layer="layout" svg:width="10.054cm" svg:height="1.255cm" svg:x="15.664cm" svg:y="10.905cm">
              <text:p text:style-name="P9"><text:span text:style-name="T3">keyPair: KeyPair</text:span></text:p>
              <text:p text:style-name="P9"><text:span text:style-name="T3">algorithmParameterSpec: AlgorithmParameterSpec</text:span></text:p>
              <draw:enhanced-geometry svg:viewBox="0 0 21600 21600" draw:type="rectangle" draw:enhanced-path="M 0 0 L 21600 0 21600 21600 0 21600 0 0 Z N"/>
            </draw:custom-shape>
          </draw:g>
          <draw:g draw:style-name="gr25" xml:id="id29" draw:id="id29">
            <draw:custom-shape draw:style-name="gr40" draw:text-style-name="P7" draw:layer="layout" svg:width="10.05cm" svg:height="1.26cm" svg:x="27.658cm" svg:y="9.705cm">
              <text:p text:style-name="P6"><text:span text:style-name="T2">JsonWebPublicKey</text:span></text:p>
              <draw:enhanced-geometry svg:viewBox="0 0 21600 21600" draw:type="rectangle" draw:enhanced-path="M 0 0 L 21600 0 21600 21600 0 21600 0 0 Z N"/>
            </draw:custom-shape>
            <draw:g draw:style-name="gr25" xml:id="id24" draw:id="id24">
              <draw:custom-shape draw:style-name="gr38" draw:text-style-name="P4" draw:layer="layout" svg:width="0.6cm" svg:height="0.6cm" svg:x="32.383cm" svg:y="12.1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3" draw:text-style-name="P5" draw:layer="layout" svg:x1="32.383cm" svg:y1="12.475cm" svg:x2="32.983cm" svg:y2="12.475cm">
                <text:p/>
              </draw:line>
              <draw:line draw:style-name="gr33" draw:text-style-name="P5" draw:layer="layout" svg:x1="32.684cm" svg:y1="12.174cm" svg:x2="32.684cm" svg:y2="12.774cm">
                <text:p/>
              </draw:line>
            </draw:g>
            <draw:custom-shape draw:style-name="gr41" draw:text-style-name="P12" draw:layer="layout" svg:width="10.05cm" svg:height="1.26cm" svg:x="27.658cm" svg:y="10.905cm">
              <text:p text:style-name="P11"><text:span text:style-name="T3">publicKey: PublicKey</text:span></text:p>
              <text:p text:style-name="P11"><text:span text:style-name="T3">algorithmParameterSpec: AlgorithmParameterSpec</text:span></text:p>
              <draw:enhanced-geometry svg:viewBox="0 0 21600 21600" draw:type="rectangle" draw:enhanced-path="M 0 0 L 21600 0 21600 21600 0 21600 0 0 Z N"/>
            </draw:custom-shape>
          </draw:g>
          <draw:connector draw:style-name="gr42" draw:text-style-name="P8" draw:layer="layout" svg:x1="8.004cm" svg:y1="9.705cm" svg:x2="20.704cm" svg:y2="7.06cm" draw:start-shape="id26" draw:start-glue-point="0" draw:end-shape="id27" draw:end-glue-point="2" svg:d="M8004 9705v-1323h12700v-1322" svg:viewBox="0 0 12701 2646">
            <text:p/>
          </draw:connector>
          <draw:connector draw:style-name="gr34" draw:text-style-name="P8" draw:layer="layout" svg:x1="20.691cm" svg:y1="9.705cm" svg:x2="20.704cm" svg:y2="7.06cm" draw:start-shape="id28" draw:start-glue-point="0" draw:end-shape="id27" draw:end-glue-point="2" svg:d="M20691 9705v-1323h13v-1322" svg:viewBox="0 0 14 2646">
            <text:p/>
          </draw:connector>
          <draw:connector draw:style-name="gr34" draw:text-style-name="P8" draw:layer="layout" svg:x1="32.683cm" svg:y1="9.705cm" svg:x2="20.704cm" svg:y2="7.06cm" draw:start-shape="id29" draw:start-glue-point="0" draw:end-shape="id27" draw:end-glue-point="2" svg:d="M32683 9705v-1323h-11979v-1322" svg:viewBox="0 0 11980 2646">
            <text:p/>
          </draw:connector>
          <draw:connector draw:style-name="gr42" draw:text-style-name="P8" draw:layer="layout" svg:x1="4.176cm" svg:y1="16.06cm" svg:x2="20.704cm" svg:y2="24.972cm" draw:start-shape="id19" draw:start-glue-point="2" draw:end-shape="id23" draw:end-glue-point="0" svg:d="M4176 16060v4455h16528v4457" svg:viewBox="0 0 16529 8913">
            <text:p/>
          </draw:connector>
          <draw:connector draw:style-name="gr34" draw:text-style-name="P8" draw:layer="layout" svg:x1="11.168cm" svg:y1="16.06cm" svg:x2="20.704cm" svg:y2="24.972cm" draw:start-shape="id21" draw:start-glue-point="2" draw:end-shape="id23" svg:d="M11168 16060v4455h9536v4457" svg:viewBox="0 0 9537 8913">
            <text:p/>
          </draw:connector>
          <draw:connector draw:style-name="gr34" draw:text-style-name="P8" draw:layer="layout" svg:x1="20.704cm" svg:y1="18.56cm" svg:x2="20.673cm" svg:y2="24.525cm" draw:start-shape="id15" draw:start-glue-point="2" svg:d="M20704 18560v3233h-31v2732" svg:viewBox="0 0 32 5966">
            <text:p/>
          </draw:connector>
          <draw:connector draw:style-name="gr34" draw:text-style-name="P8" draw:layer="layout" svg:x1="16.88cm" svg:y1="16.06cm" svg:x2="20.704cm" svg:y2="24.972cm" draw:start-shape="id17" draw:start-glue-point="2" draw:end-shape="id23" draw:end-glue-point="0" svg:d="M16880 16060v4455h3824v4457" svg:viewBox="0 0 3825 8913">
            <text:p/>
          </draw:connector>
          <draw:connector draw:style-name="gr34" draw:text-style-name="P8" draw:layer="layout" svg:x1="20.704cm" svg:y1="24.972cm" svg:x2="24.504cm" svg:y2="16.06cm" draw:start-shape="id23" draw:start-glue-point="0" draw:end-shape="id18" draw:end-glue-point="2" svg:d="M20704 24972v-4457h3800v-4455" svg:viewBox="0 0 3801 8913">
            <text:p/>
          </draw:connector>
          <draw:connector draw:style-name="gr34" draw:text-style-name="P8" draw:layer="layout" svg:x1="20.704cm" svg:y1="24.972cm" svg:x2="32.683cm" svg:y2="16.06cm" draw:start-shape="id23" draw:start-glue-point="0" draw:end-shape="id25" draw:end-glue-point="2" svg:d="M20704 24972v-4457h11979v-4455" svg:viewBox="0 0 11980 891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Grob_20_gestrichelt" draw:display-name="Grob gestrichelt" draw:style="rect" draw:dots1="3" draw:dots1-length="330%" draw:distance="2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5-03-24T16:40:20.468000000</dc:date>
    <meta:editing-duration>PT47M37S</meta:editing-duration>
    <meta:editing-cycles>12</meta:editing-cycles>
    <meta:generator>LibreOffice/24.2.3.2$Windows_x86 LibreOffice_project/433d9c2ded56988e8a90e6b2e771ee4e6a5ab2ba</meta:generator>
    <meta:print-date>2025-03-24T16:35:07.899000000</meta:print-date>
    <meta:printed-by>PDF-Dateien</meta:printed-by>
    <meta:document-statistic meta:object-count="90"/>
  </office:meta>
</office:document-meta>
</file>